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5.846cm" fo:min-width="8.898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textarea-horizontal-align="justify" draw:textarea-vertical-align="top" draw:auto-grow-height="false" fo:min-height="3.814cm" fo:min-width="7.755cm"/>
    </style:style>
    <style:style style:name="gr4" style:family="graphic" style:parent-style-name="standard">
      <style:graphic-properties draw:stroke="none" svg:stroke-color="#000000" draw:fill="none" draw:fill-color="#ffffff" fo:min-height="2.544cm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standard">
      <style:graphic-properties draw:textarea-horizontal-align="justify" draw:textarea-vertical-align="top" draw:auto-grow-height="false" fo:min-height="4.703cm" fo:min-width="8.009cm"/>
    </style:style>
    <style:style style:name="gr7" style:family="graphic" style:parent-style-name="standard">
      <style:graphic-properties draw:textarea-horizontal-align="justify" draw:textarea-vertical-align="top" draw:auto-grow-height="false" fo:min-height="3.306cm" fo:min-width="7.374cm"/>
    </style:style>
    <style:style style:name="gr8" style:family="graphic" style:parent-style-name="standard">
      <style:graphic-properties draw:textarea-horizontal-align="justify" draw:textarea-vertical-align="middle" draw:auto-grow-height="false" fo:min-height="1.401cm" fo:min-width="2.167cm"/>
    </style:style>
    <style:style style:name="gr9" style:family="graphic" style:parent-style-name="standard">
      <style:graphic-properties draw:textarea-horizontal-align="justify" draw:textarea-vertical-align="top" draw:auto-grow-height="false" fo:min-height="4.322cm" fo:min-width="5.088cm"/>
    </style:style>
    <style:style style:name="gr10" style:family="graphic" style:parent-style-name="standard">
      <style:graphic-properties draw:textarea-horizontal-align="justify" draw:textarea-vertical-align="top" draw:auto-grow-height="false" fo:min-height="3.433cm" fo:min-width="4.453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6.096cm" svg:x="0.873cm" svg:y="2.143cm">
          <text:p text:style-name="P1"><text:span text:style-name="T1">inventory_id</text:span><text:span text:style-name="T2"> – serial</text:span></text:p>
          <text:p text:style-name="P1"><text:span text:style-name="T1">product_name</text:span> – text</text:p>
          <text:p text:style-name="P1"><text:span text:style-name="T1">part_number</text:span> – text</text:p>
          <text:p text:style-name="P1"><text:span text:style-name="T1">product_label</text:span> – text</text:p>
          <text:p text:style-name="P1"><text:span text:style-name="T1">product_image</text:span> - text</text:p>
          <text:p text:style-name="P1"><text:span text:style-name="T1">current_count</text:span> – num</text:p>
          <text:p text:style-name="P1"><text:span text:style-name="T1">minimum_stock</text:span> – num</text:p>
          <text:p text:style-name="P1"><text:span text:style-name="T1">alert_when_low</text:span> – bool</text:p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96cm" svg:height="1.673cm" svg:x="2.397cm" svg:y="1.232cm">
          <draw:text-box>
            <text:p>InventoryProducts</text:p>
          </draw:text-box>
        </draw:frame>
        <draw:custom-shape draw:style-name="gr3" draw:text-style-name="P1" draw:layer="layout" svg:width="8.255cm" svg:height="4.064cm" svg:x="10.906cm" svg:y="2.143cm">
          <text:p text:style-name="P1">client_id – serial primary key</text:p>
          <text:p text:style-name="P1">first_name – text</text:p>
          <text:p text:style-name="P1">last_name – text</text:p>
          <text:p text:style-name="P1">phone_number – num</text:p>
          <text:p text:style-name="P1">company – text</text:p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0.16cm" svg:height="2.794cm" svg:x="0.619cm" svg:y="17.891cm">
          <draw:text-box>
            <text:p>Website: <text:a xlink:href="https://medium.freecodecamp.org/making-an-awesome-inventory-management-application-in-php-and-mysql-from-start-to-finish-90bc5996680a" xlink:type="simple">https://medium.freecodecamp.org/making-an-awesome-inventory-management-application-in-php-and-mysql-from-start-to-finish-90bc5996680a</text:a></text:p>
            <text:p/>
          </draw:text-box>
        </draw:frame>
        <draw:frame draw:style-name="gr2" draw:text-style-name="P2" draw:layer="layout" svg:width="5.334cm" svg:height="1.673cm" svg:x="12.303cm" svg:y="1.232cm">
          <draw:text-box>
            <text:p>InventoryClients</text:p>
          </draw:text-box>
        </draw:frame>
        <draw:frame draw:style-name="gr5" draw:text-style-name="P2" draw:layer="layout" svg:width="5.334cm" svg:height="1.524cm" svg:x="18.653cm" svg:y="6.461cm">
          <draw:text-box>
            <text:p>InventoryOrders</text:p>
          </draw:text-box>
        </draw:frame>
        <draw:custom-shape draw:style-name="gr6" draw:text-style-name="P1" draw:layer="layout" svg:width="8.509cm" svg:height="4.953cm" svg:x="17.383cm" svg:y="7.604cm">
          <text:p text:style-name="P1"><text:span text:style-name="T1">order_id</text:span> – serial primary key</text:p>
          <text:p text:style-name="P1">date_ordered – date</text:p>
          <text:p text:style-name="P1">date_shipped – date</text:p>
          <text:p text:style-name="P1">date_recieved – date</text:p>
          <text:p text:style-name="P1">Completed – bool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874cm" svg:height="3.556cm" svg:x="19.923cm" svg:y="18.7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604cm" svg:height="1.673cm" svg:x="20.304cm" svg:y="17.891cm">
          <draw:text-box>
            <text:p>InventoryEmployees</text:p>
          </draw:text-box>
        </draw:frame>
      </draw:page>
      <draw:page draw:name="page2" draw:style-name="dp1" draw:master-page-name="Default">
        <draw:custom-shape draw:style-name="gr8" draw:text-style-name="P3" draw:layer="layout" svg:width="2.667cm" svg:height="1.651cm" svg:x="11.795cm" svg:y="1cm">
          <text:p text:style-name="P3">App.js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588cm" svg:height="4.572cm" svg:x="10.271cm" svg:y="4.175cm">
          <text:p text:style-name="P3">HomeScreen.js</text:p>
          <text:p text:style-name="P3"><text:span text:style-name="T3">State – inventory(array),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953cm" svg:height="3.683cm" svg:x="5.953cm" svg:y="11.16cm">
          <text:p text:style-name="P3">InventoryItem.js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667cm" svg:height="1.651cm" svg:x="20.05cm" svg:y="8.874cm">
          <text:p text:style-name="P3">App.j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09:32:19.009000000</meta:creation-date>
    <dc:date>2018-10-03T05:32:43.368000000</dc:date>
    <meta:editing-duration>PT2H14M56S</meta:editing-duration>
    <meta:editing-cycles>3</meta:editing-cycles>
    <meta:generator>LibreOffice/6.0.4.2$Windows_X86_64 LibreOffice_project/9b0d9b32d5dcda91d2f1a96dc04c645c450872bf</meta:generator>
    <meta:document-statistic meta:object-count="13"/>
  </office:meta>
</office:document-meta>
</file>